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ans-serif, Courier, mono"/>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9">
      <style:paragraph-properties fo:margin-top="0cm" fo:margin-bottom="0cm" fo:text-align="start" style:justify-single-word="false"/>
      <style:text-properties style:font-name="Times New Roman1" fo:font-size="14pt" fo:font-weight="normal" style:font-size-asian="14pt" style:font-weight-asian="normal" style:font-size-complex="14pt" style:font-weight-complex="normal"/>
    </style:style>
    <style:style style:name="P2" style:family="paragraph" style:parent-style-name="Text_20_body" style:list-style-name="L19">
      <style:paragraph-properties fo:margin-top="0cm" fo:margin-bottom="0cm" fo:text-align="justify" style:justify-single-word="false"/>
      <style:text-properties style:font-name="Times New Roman1" fo:font-size="14pt" fo:font-weight="normal" style:font-size-asian="14pt" style:font-weight-asian="normal" style:font-size-complex="14pt" style:font-weight-complex="normal"/>
    </style:style>
    <style:style style:name="P3" style:family="paragraph" style:parent-style-name="Text_20_body" style:list-style-name="L19">
      <style:paragraph-properties fo:margin-top="0cm" fo:margin-bottom="0cm" fo:text-align="justify" style:justify-single-word="false"/>
      <style:text-properties fo:font-weight="normal" style:font-weight-asian="normal" style:font-weight-complex="normal"/>
    </style:style>
    <style:style style:name="P4" style:family="paragraph" style:parent-style-name="Heading_20_1">
      <style:paragraph-properties fo:margin-left="0cm" fo:margin-right="0cm" fo:text-align="start" style:justify-single-word="false" fo:text-indent="0cm" style:auto-text-indent="false"/>
      <style:text-properties fo:font-size="14pt" style:font-size-asian="14pt" style:font-size-complex="14pt"/>
    </style:style>
    <style:style style:name="P5" style:family="paragraph" style:parent-style-name="Table_20_Contents" style:list-style-name="L1">
      <style:paragraph-properties fo:text-align="start" style:justify-single-word="false"/>
      <style:text-properties fo:font-size="14pt" style:font-size-asian="14pt" style:font-size-complex="14pt"/>
    </style:style>
    <style:style style:name="P6" style:family="paragraph" style:parent-style-name="Table_20_Contents" style:list-style-name="L10">
      <style:paragraph-properties fo:text-align="start" style:justify-single-word="false"/>
      <style:text-properties fo:font-size="14pt" style:font-size-asian="14pt" style:font-size-complex="14pt"/>
    </style:style>
    <style:style style:name="P7" style:family="paragraph" style:parent-style-name="Table_20_Contents" style:list-style-name="L11">
      <style:paragraph-properties fo:text-align="start" style:justify-single-word="false"/>
      <style:text-properties fo:font-size="14pt" style:font-size-asian="14pt" style:font-size-complex="14pt"/>
    </style:style>
    <style:style style:name="P8" style:family="paragraph" style:parent-style-name="Table_20_Contents" style:list-style-name="L13">
      <style:paragraph-properties fo:text-align="start" style:justify-single-word="false"/>
      <style:text-properties fo:font-size="14pt" style:font-size-asian="14pt" style:font-size-complex="14pt"/>
    </style:style>
    <style:style style:name="P9" style:family="paragraph" style:parent-style-name="Table_20_Contents" style:list-style-name="L15">
      <style:paragraph-properties fo:text-align="start" style:justify-single-word="false"/>
      <style:text-properties fo:font-size="14pt" style:font-size-asian="14pt" style:font-size-complex="14pt"/>
    </style:style>
    <style:style style:name="P10" style:family="paragraph" style:parent-style-name="Table_20_Contents" style:list-style-name="L16">
      <style:paragraph-properties fo:text-align="start" style:justify-single-word="false"/>
      <style:text-properties fo:font-size="14pt" style:font-size-asian="14pt" style:font-size-complex="14pt"/>
    </style:style>
    <style:style style:name="P11" style:family="paragraph" style:parent-style-name="Table_20_Contents" style:list-style-name="L20">
      <style:text-properties fo:font-size="14pt" style:font-size-asian="14pt" style:font-size-complex="14pt"/>
    </style:style>
    <style:style style:name="P12" style:family="paragraph" style:parent-style-name="Table_20_Contents" style:list-style-name="L25">
      <style:text-properties fo:font-size="14pt" style:font-size-asian="14pt" style:font-size-complex="14pt"/>
    </style:style>
    <style:style style:name="P13" style:family="paragraph" style:parent-style-name="Table_20_Contents" style:list-style-name="L26">
      <style:text-properties fo:font-size="14pt" style:font-size-asian="14pt" style:font-size-complex="14pt"/>
    </style:style>
    <style:style style:name="P14" style:family="paragraph" style:parent-style-name="Table_20_Contents" style:list-style-name="L27">
      <style:text-properties fo:font-size="14pt" style:font-size-asian="14pt" style:font-size-complex="14pt"/>
    </style:style>
    <style:style style:name="P15" style:family="paragraph" style:parent-style-name="Table_20_Contents" style:list-style-name="L28">
      <style:text-properties fo:font-size="14pt" style:font-size-asian="14pt" style:font-size-complex="14pt"/>
    </style:style>
    <style:style style:name="P16" style:family="paragraph" style:parent-style-name="Table_20_Contents">
      <style:paragraph-properties fo:margin-top="0cm" fo:margin-bottom="0.499cm" fo:text-align="start" style:justify-single-word="false"/>
    </style:style>
    <style:style style:name="P17" style:family="paragraph" style:parent-style-name="Table_20_Contents">
      <style:paragraph-properties fo:margin-top="0cm" fo:margin-bottom="0.499cm"/>
      <style:text-properties fo:font-size="14pt" style:font-size-asian="14pt" style:font-size-complex="14pt"/>
    </style:style>
    <style:style style:name="P18" style:family="paragraph" style:parent-style-name="Table_20_Contents">
      <style:paragraph-properties fo:margin-top="0cm" fo:margin-bottom="0.499cm" fo:text-align="start" style:justify-single-word="false"/>
      <style:text-properties fo:font-size="14pt" style:font-size-asian="14pt" style:font-size-complex="14pt"/>
    </style:style>
    <style:style style:name="P19" style:family="paragraph" style:parent-style-name="Table_20_Contents" style:list-style-name="L12">
      <style:paragraph-properties fo:margin-top="0cm" fo:margin-bottom="0.499cm" fo:text-align="start" style:justify-single-word="false"/>
      <style:text-properties fo:font-size="14pt" style:font-size-asian="14pt" style:font-size-complex="14pt"/>
    </style:style>
    <style:style style:name="P20" style:family="paragraph" style:parent-style-name="Table_20_Contents" style:list-style-name="L14">
      <style:paragraph-properties fo:margin-top="0cm" fo:margin-bottom="0.499cm" fo:text-align="start" style:justify-single-word="false"/>
      <style:text-properties fo:font-size="14pt" style:font-size-asian="14pt" style:font-size-complex="14pt"/>
    </style:style>
    <style:style style:name="P21" style:family="paragraph" style:parent-style-name="Table_20_Contents" style:list-style-name="L17">
      <style:paragraph-properties fo:margin-top="0cm" fo:margin-bottom="0.499cm" fo:text-align="start" style:justify-single-word="false"/>
      <style:text-properties fo:font-size="14pt" style:font-size-asian="14pt" style:font-size-complex="14pt"/>
    </style:style>
    <style:style style:name="P22" style:family="paragraph" style:parent-style-name="Table_20_Contents" style:list-style-name="L20">
      <style:paragraph-properties fo:margin-top="0cm" fo:margin-bottom="0.499cm"/>
      <style:text-properties fo:font-size="14pt" style:font-size-asian="14pt" style:font-size-complex="14pt"/>
    </style:style>
    <style:style style:name="P23" style:family="paragraph" style:parent-style-name="Table_20_Contents">
      <style:paragraph-properties fo:margin-top="0cm" fo:margin-bottom="0.499cm" fo:text-align="justify" style:justify-single-word="false"/>
      <style:text-properties fo:font-size="14pt" style:font-size-asian="14pt" style:font-size-complex="14pt"/>
    </style:style>
    <style:style style:name="P24" style:family="paragraph" style:parent-style-name="Table_20_Contents" style:list-style-name="L20">
      <style:paragraph-properties fo:margin-top="0cm" fo:margin-bottom="0.499cm" fo:text-align="justify" style:justify-single-word="false"/>
      <style:text-properties fo:font-size="14pt" style:font-size-asian="14pt" style:font-size-complex="14pt"/>
    </style:style>
    <style:style style:name="P25" style:family="paragraph" style:parent-style-name="Table_20_Contents" style:list-style-name="L26">
      <style:paragraph-properties fo:margin-top="0cm" fo:margin-bottom="0.499cm" fo:text-align="justify" style:justify-single-word="false"/>
      <style:text-properties fo:font-size="14pt" style:font-size-asian="14pt" style:font-size-complex="14pt"/>
    </style:style>
    <style:style style:name="P26" style:family="paragraph" style:parent-style-name="Table_20_Contents" style:list-style-name="L25">
      <style:paragraph-properties fo:margin-top="0cm" fo:margin-bottom="0.499cm"/>
      <style:text-properties fo:font-size="14pt" style:font-size-asian="14pt" style:font-size-complex="14pt"/>
    </style:style>
    <style:style style:name="P27" style:family="paragraph" style:parent-style-name="Table_20_Contents" style:list-style-name="L26">
      <style:paragraph-properties fo:margin-top="0cm" fo:margin-bottom="0.499cm"/>
      <style:text-properties fo:font-size="14pt" style:font-size-asian="14pt" style:font-size-complex="14pt"/>
    </style:style>
    <style:style style:name="P28" style:family="paragraph" style:parent-style-name="Table_20_Contents" style:list-style-name="L27">
      <style:paragraph-properties fo:margin-top="0cm" fo:margin-bottom="0.499cm"/>
      <style:text-properties fo:font-size="14pt" style:font-size-asian="14pt" style:font-size-complex="14pt"/>
    </style:style>
    <style:style style:name="P29" style:family="paragraph" style:parent-style-name="Table_20_Contents" style:list-style-name="L28">
      <style:paragraph-properties fo:margin-top="0cm" fo:margin-bottom="0.499cm"/>
      <style:text-properties fo:font-size="14pt" style:font-size-asian="14pt" style:font-size-complex="14pt"/>
    </style:style>
    <style:style style:name="P30" style:family="paragraph" style:parent-style-name="Table_20_Contents">
      <style:paragraph-properties fo:margin-top="0cm" fo:margin-bottom="0.499cm" fo:text-align="start" style:justify-single-word="false"/>
      <style:text-properties fo:font-weight="bold" style:font-weight-asian="bold" style:font-weight-complex="bold"/>
    </style:style>
    <style:style style:name="P31" style:family="paragraph" style:parent-style-name="Table_20_Contents">
      <style:paragraph-properties fo:margin-left="0cm" fo:margin-right="0cm" fo:margin-top="0cm" fo:margin-bottom="0.499cm" fo:text-align="justify" style:justify-single-word="false" fo:text-indent="0cm" style:auto-text-indent="false"/>
      <style:text-properties fo:font-size="14pt" style:font-size-asian="14pt" style:font-size-complex="14pt"/>
    </style:style>
    <style:style style:name="P32" style:family="paragraph" style:parent-style-name="Heading_20_4">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style:font-name="Times New Roman1" fo:font-size="14pt" style:font-size-asian="14pt" style:font-size-complex="14pt"/>
    </style:style>
    <style:style style:name="T3" style:family="text">
      <style:text-properties fo:language="en" fo:country="US"/>
    </style:style>
    <style:style style:name="T4" style:family="text">
      <style:text-properties fo:language="ru" fo:country="RU"/>
    </style:style>
    <style:style style:name="T5" style:family="text">
      <style:text-properties fo:font-style="italic"/>
    </style:style>
    <style:style style:name="T6" style:family="text">
      <style:text-properties fo:font-style="italic" fo:font-weight="bold"/>
    </style:style>
    <style:style style:name="T7" style:family="text">
      <style:text-properties fo:font-weight="bol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Вопрос 19. Установка сетевой операционной системы <text:span text:style-name="T3">Windows NT Server </text:span><text:span text:style-name="T4">и </text:span><text:span text:style-name="T3">Workstation. </text:span><text:span text:style-name="T4">Обеспечение жизнеспособности системы.</text:span></text:h>
      <text:h text:style-name="P32" text:outline-level="4">2.1. Требования к аппаратной платформе</text:h>
      <text:p text:style-name="P17">Для инсталляции Windows NT компьютер на основе процессора семейства Intel x86 должен обладать следующими характеристиками: </text:p>
      <text:list xml:id="list20409590" text:style-name="L20">
        <text:list-item>
          <text:p text:style-name="P11">Процессор Intel 80386 или выше, процессор семейства Intel Pentium. Windows NT Sever 4.0 требует по крайней мере процессора 80486. Последние версии Windows NT оптимизированы для процессоров Pentium, поэтому желательно использовать именно эти процессоры, особенно для Windows NT Server. </text:p>
        </text:list-item>
        <text:list-item>
          <text:p text:style-name="P11">Графический адаптер VGA, SVGA или выше. </text:p>
        </text:list-item>
        <text:list-item>
          <text:p text:style-name="P11">Один или несколько жестких дисков, имеющих раздел со свободным пространством по крайней мере 90 Мбайт для размещения системных файлов Windows NT (инсталляция без использования загрузочных дискет может требовать до 200 Мбайт свободного пространства для временного хранения дистрибутивных файлов). </text:p>
        </text:list-item>
        <text:list-item>
          <text:p text:style-name="P11">Дисковод для гибких дисков 3.5 дюйма; или дисковод для гибких дисков 5.25 дюйма плюс дисковод CD-ROM из числа поддерживаемых Windows NT. Если компьютер имеет только дисковод 5.25 дюйма, то для него возможна инсталляция Windows NT только по сети. </text:p>
        </text:list-item>
        <text:list-item>
          <text:p text:style-name="P22">16 Мбайт оперативной памяти является минимумом как для Windows NT Server, так и для Windows NT Workstation. Чем больше оперативной памяти имеет компьютер, тем он быстрее работает, так как система кэширования файлов обеспечивает при этом доступ к большему объему данных непосредственно через оперативную память, а не посредством чтения с диска. </text:p>
          <text:p text:style-name="P24">При использовании Windows NT Server в качестве файлового сервера минимальный объем оперативной памяти в 16 Мбайт позволяет одновременно работать не более 5 - 10 пользователям. При работе с большим числом пользователей рекомендуется использовать компьютер с объемом памяти 32 - 64 Мбайта. </text:p>
          <text:p text:style-name="P24">Установка Microsoft SQL Server на Windows NT Server требует дополнительно еще 32 Мбайта памяти, а Microsoft Exchange Sever - 48 Мбайт. </text:p>
          <text:p text:style-name="P24">Естественно, это некоторые усредненные числа, в действительности требуемый объем памяти зависит от приложений, которые используют пользователи, и от объема открываемых ими файлов. </text:p>
        </text:list-item>
        <text:list-item>
          <text:p text:style-name="P22">Один или несколько сетевых адаптеров. </text:p>
          <text:p text:style-name="P22">Windows NT Server поддерживает конфигурации до 4-х процессоров, а Windows NT Workstation - до 2-х. </text:p>
        </text:list-item>
      </text:list>
      <text:h text:style-name="P32" text:outline-level="4"><text:bookmark text:name="22"/>2.2. Методы инсталляции</text:h>
      <text:p text:style-name="P23">Последовательность действий при инсталляции Windows NT Server и Windows NT Workstation имеет много общего, поэтому далее описываются общие этапы инсталляции, а особенности процесса для каждого вида системы оговариваются особо. Выбор роли сервера в домене <text:soft-page-break/>описан в разделе 2.5. </text:p>
      <text:p text:style-name="P17">Существует три основных метода инсталляции: </text:p>
      <text:list xml:id="list20419451" text:style-name="L25">
        <text:list-item>
          <text:p text:style-name="P12">Инсталляция с дискет 3.5 дюйма </text:p>
        </text:list-item>
        <text:list-item>
          <text:p text:style-name="P12">Инсталляция с CD </text:p>
        </text:list-item>
        <text:list-item>
          <text:p text:style-name="P26">Инсталляция по сети </text:p>
        </text:list-item>
      </text:list>
      <text:p text:style-name="P23">Кроме того, различается начальная инсталляция, когда система устанавливается полностью заново, и модификация - upgrade - уже установленной версии Windows NT. В последнем случае системные файлы заменяются на новые, а все установки, имеющиеся в предыдущей версии, сохраняются. </text:p>
      <text:p text:style-name="P23">Вне зависимости от применения одного из описанных выше методов, инсталляцию можно начинать в среде MS-DOS с помощью программы winnt.exe или же в среде Windows NT с помощью программы winnt32.exe. <text:bookmark text:name="23"/></text:p>
      <text:h text:style-name="P32" text:outline-level="4">2.3. Локальная инсталляция</text:h>
      <text:p text:style-name="P23">Наиболее типичный вариант локальной инсталляции состоит в использовании компакт-диска и трех загрузочных дискет, прилагаемых к дистрибутиву на компакт-диске. Дистрибутив, целиком поставляемый на дискетах 3.5 дюйма, состоит из слишком большого числа дискет и поэтому используется редко. </text:p>
      <text:p text:style-name="P23">Если у вас есть компакт-диск, но нет стартовых загрузочных дискет, то они могут быть получены на начальной стадии инсталляции. Возможен также вариант инсталляции вообще без загрузочных дискет - для этого необходимо стартовать программы winnt.exe или winnt32.exe с ключом /B. При этом варианте объем требуемого для инсталляции дискового пространства увеличивается за счет того, что сначала все файлы переписываются с дистрибутива в раздел диска (он может отличаться от того раздела, в который устанавливается система), а затем начинается собственно процедура инсталляции. </text:p>
      <text:p text:style-name="P23">Перед началом инсталляции необходимо выяснить состав аппаратуры компьютера, так как, хотя программа инсталляции будет пытаться автоматически распознать тип аппаратуры, целесообразно знать ее самому, чтобы контролировать процесс автораспознавания и корректировать его при необходимости. </text:p>
      <text:p text:style-name="P23">Перед началом инсталляции необходимо решить, в какой раздел диска будет устанавливаться Windows NT. Microsoft использует нетрадиционную терминологию для названий разделов диска, в которые устанавливаются файлы операционной системы Windows NT. Раздел, в который помещаются загрузочные файлы (boot.ini, ntdetect.com и ntldr), организующие старт операционной системы Windows NT (или передающие управление другим операционным системам), называется системным (<text:span text:style-name="T5">system partition</text:span>). Раздел, в который помещаются все системные файлы Windows NT (каталог <text:span text:style-name="T5">systemroot</text:span>, и входящие в него каталоги system, system32 и т.д.), называется загрузочным (<text:span text:style-name="T5">boot partition</text:span>). </text:p>
      <text:p text:style-name="P23">Windows NT может использовать для установки только три типа файловых систем: NTFS, FAT и HPFS. Можно установить Windows NT на существующую файловую систему, при этом все файлы на ней сохранятся, а можно отформатировать в процессе инсталляции раздел для нового типа файловой системы. В этом случае форматирование возможно только для NTFS и <text:soft-page-break/>FAT. </text:p>
      <text:p text:style-name="P23">Если вы хотите, чтобы на компьютере попеременно могли стартовать Windows NT и MS-DOS (Windows 95 для загрузчика Windows NT также выглядит как одна из версий MS-DOS), то необходимо, чтобы активный раздел был отформатирован как FAT. Если же активный раздел будет отформатирован под NTFS, то MS-DOS не сможет стартовать. </text:p>
      <text:p text:style-name="P23">Необходимо устанавливать Windows NT после инсталляции MS-DOS или Windows 95, так как только в этом случае загрузчик Windows NT сможет стартовать корректно и предложит вам меню для выбора, если в активном разделе установлены несколько операционных систем. </text:p>
      <text:p text:style-name="P23">Переформатировать раздел для установки Windows NT можно в процессе инсталляции. Необходимо при этом помнить, что форматирование уничтожит все файлы в разделе. </text:p>
      <text:p text:style-name="P23">Можно также конвертировать раздел FAT в раздел NTFS. В этом случае файлы в разделе останутся. Преобразование файловой системы окончательно произойдет только после окончания процедуры инсталляции и перезагрузки компьютера. </text:p>
      <text:p text:style-name="P17"><text:span text:style-name="T6">Инсталляция с помощью загрузочных дискет</text:span> </text:p>
      <text:list xml:id="list20401168" text:style-name="L26">
        <text:list-item>
          <text:p text:style-name="P13">Установите дискету Setup Boot Disk в дисковод и перезагрузите компьютер. После перезагрузки автоматически заработает программа Setup, выполняющая инсталляцию. </text:p>
        </text:list-item>
        <text:list-item>
          <text:p text:style-name="P13">Программа Setup будет последовательно просить установки в дисковод дискет Setup Disk #2 и Setup Disk # 3. </text:p>
        </text:list-item>
        <text:list-item>
          <text:p text:style-name="P13">После загрузки в оперативную память ядра операционной системы Windows NT, система начинает инсталляцию в текстовом режиме. </text:p>
        </text:list-item>
        <text:list-item>
          <text:p text:style-name="P27">На начальной стадии процесса Setup вам будет предложено сделать выбор режима установки - Express или Custom. Режим Express - это наиболее простой путь инсталляции и он рекомендуется для всех стандартных установок. В этом режиме пользователю задается минимум вопросов. Аппаратные установки выполняются автоматически. </text:p>
          <text:p text:style-name="P25">В режиме Custom пользователь получает возможность контролировать процесс установки в гораздо большей степени. Он может изменить установки, используемые по умолчанию, в отношении SCSI-адаптеров, CD-ROM-дисководов и нестандартных жестких дисков. В этом режиме можно установить драйвер производителя для нестандартного CD-проигрывателя, сетевого адаптера или видеоадаптера. </text:p>
          <text:p text:style-name="P25">В этой части процесса установки не следует выбирать русскую раскладку клавиатуры, так как при этом вы не сможете закончить установку - вам не удастся ответить на некоторые вопросы, требующие набора английских букв. Заниматься русификацией клавиатуры лучше после окончания инсталляции. </text:p>
        </text:list-item>
        <text:list-item>
          <text:p text:style-name="P27">После перезагрузки система начинает работать в графическом режиме. На этом этапе происходит установка драйверов сетевых адаптеров, модемов, сетевых протоколов, принтеров и режим работы видеоадаптера. </text:p>
          <text:p text:style-name="P25">Windows NT Server невозможно установить без сетевой поддержки. Сетевым устройством считается либо сетевой адаптер, либо модем, поддерживаемый службой Remote Access Services. При отсутствии таких устройств можно установить фиктивный <text:soft-page-break/>сетевой адаптер - для этого необходимо выбрать драйвер MS Loopback из списка имеющихся сетевых карт. </text:p>
        </text:list-item>
        <text:list-item>
          <text:p text:style-name="P27">В конце инсталляции программа Setup предложит создать дискету Emergency Repair Disk. На этой дискете будет храниться наиболее важная информация о параметрах установленной системы Windows NT - структуре системных каталогов и составе находящихся в них файлов, качестве системных файлов - повреждены или нет, переменных загрузки, находящихся в файле boot.ini, данных в загрузочном секторе активного раздела диска, а также о составе и данных базы конфигурации системы - Registry. </text:p>
          <text:p text:style-name="P25">Дискету Emergency Repair Disk можно использовать для восстановления системы в том случае, если другие способы - использование опции Last Known Good Configuration при старте системы или анализ журнала системных ошибок не дают положительного результата. </text:p>
        </text:list-item>
        <text:list-item>
          <text:p text:style-name="P27">Восстановление системы с помощью дискеты Emergency Repair Disk выполняется программой Setup - той же, с помощью которой вы производили инсталляцию. Ее нужно запустить, вызвав winnt.exe, работая под MS-DOS, или же стартовав компьютер с помощью загрузочной дискеты. Для того, чтобы вместо новой инсталляции начался процесс восстановления системы, нужно напечатать r в ответ на вопрос, нужно ли инсталлировать систему или выполнять восстановление (Repair). </text:p>
          <text:p text:style-name="P25">После этого можно выбрать, какую часть системы вы хотите восстанавливать - системные файлы, конфигурацию Registry, переменные загрузки или загрузочный сектор диска. В процессе восстановления может понадобиться дистрибутив системы, с которого будут взяты исходные системные файлы для замены поврежденных. </text:p>
          <text:p text:style-name="P25">Данные на дискете Emergency Repair Disk желательно обновлять после каждого крупного изменения в системе, иначе восстановится то состояние системы, которое было непосредственно после завершения инсталляции. Обновление системных параметров на Emergency Repair Disk выполняется с помощью программы rdisk.exe. </text:p>
        </text:list-item>
        <text:list-item>
          <text:p text:style-name="P27">Так как исходные версии дистрибутивов Windows NT Server и Windows NT Workstation, не свободны, к сожалению, от ошибок, необходимо после инсталляции выполнить последнюю версию Service Pack, которая имеется в свободном доступе на www.microsoft.com. Service Pack заменит некоторые системные файлы, в которых были обнаружены ошибки, на их новые версии. </text:p>
          <text:p text:style-name="P25">Service Pack необходимо запускать не только после инсталляции системы, но и после установки новых сервисов, служб и протоколов, которые не были установлены первоначально. Например, если на Windows NT Server не была первоначально установлена служба RAS, а затем она добавляется к системе, то после ее установки необходимо запустить последнюю версию Service Pack. </text:p>
          <text:p text:style-name="P25">Service Pack, ввиду его большого размера (16 Мбайт и выше), удобно хранить на файлсервере в общедоступном для чтения разделяемом каталоге. </text:p>
        </text:list-item>
        <text:list-item>
          <text:p text:style-name="P27">Не обязательно устанавливать все службы и протоколы при первоначальной инсталляции. Необходимо установить некоторый минимум, который позволит <text:soft-page-break/>проверить работоспособность системы в локальном и сетевом режимах. Любую службу или протокол можно добавить потом, после проверки работоспособности основных компонент системы. </text:p>
        </text:list-item>
      </text:list>
      <text:h text:style-name="P32" text:outline-level="4"><text:bookmark text:name="24"/>2.4. Инсталляция по сети</text:h>
      <text:p text:style-name="P23">При администрировании большой сети удобно хранить дистрибутивы Windows NT Server и Windows NT Workstation на одном из разделяемых каталогов какого-либо файл-сервера и выполнять инсталляцию систем с его помощью по сети. Этот способ также необходим для установки Windows NT на тех компьютерах, которые либо не имеют CD-проигрывателей, либо имеют их устаревшие модели, которые не поддерживаются Windows NT. </text:p>
      <text:p text:style-name="P23">Для инсталляции по сети необходимо сначала скопировать файлы дистрибутива на выбранный разделяемый каталог файл-сервера. Администратор должен иметь права на чтение и запись в этот каталог. В фирменных руководствах этот каталог назван Master Disk. </text:p>
      <text:p text:style-name="P23">Если в сети работают только компьютеры на базе процессора Intel, то достаточно скопировать на Master Disk только файлы каталога i386 дистрибутива. </text:p>
      <text:p text:style-name="P23">После создания Master Disk на файл-сервере, можно начинать инсталляцию на любом компьютере, уже подключенном к сети с помощью каких-либо сетевых средств. Это может быть компьютер с сетевым клиентом Microsoft для MS-DOS, компьютер с Windows for Workgroups или Windows NT предыдущей версии. Главное, что от него требуется - чтобы его сетевые средства смогли получить доступ к каталогу Master Disk. </text:p>
      <text:p text:style-name="P23">Процесс начинается с запуска winnt.exe и winnt32.exe (если на компьютере уже работает одна из версий Windows NT) с Master Disk. Удобнее всего работать без использования гибких дисков, для этого нужно запустить winnt и winnt32 с ключом <text:span text:style-name="T7">/b</text:span>. </text:p>
      <text:p text:style-name="P17">Далее процесс инсталляции ничем не отличается от локального. </text:p>
      <text:p text:style-name="P23">При дополнительной установке служб или протоколов система будет пытаться брать дистрибутивные файлы с сетевого каталога Master Disk, поэтому необходимо, чтобы в это время компьютер имел с ним соединение. <text:bookmark text:name="25"/></text:p>
      <text:h text:style-name="P32" text:outline-level="4">2.5. Планирование роли сервера в домене</text:h>
      <text:p text:style-name="P23">Доменная модель сети, используемая компанией Microsoft, позволяет централизованно выполнять все административные работы, поэтому она рекомендуется как основная модель при создании сети. Модель рабочей группы (Workgroup) не позволяет централизовать работу администратора, так как требует выполнения основных действий по управлению правами доступа пользователей с консоли каждого компьютера сети. Ввиду этого все административные действия будут далее рассматриваться для доменной модели. </text:p>
      <text:p text:style-name="P23">При инсталляции как Windows NT Workstation так и Windows NT Server при установке сетевых компонент программа Setup попросит ответить на вопрос, будет ли данный компьютер членом домена или рабочей группы. </text:p>
      <text:p text:style-name="P23">Ответ на этот вопрос не так уж важен при установке Windows NT Workstation, так как после установки ОС компьютер может менять свою принадлежность к любой рабочей группе или <text:soft-page-break/>любому домену без повторной инсталляции - для этого нужно только изменить установку в секции Network программы Control Panel и перезагрузить компьютер. </text:p>
      <text:p text:style-name="P23">При инсталляции сервера Windows NT Server ответ на вопрос о его роли в домене очень важен, так как изменить эту роль можно только путем полной переустановки системы на компьютере. </text:p>
      <text:p text:style-name="P17">Windows NT Server может выполнять в домене три роли: </text:p>
      <text:list xml:id="list20409059" text:style-name="L27">
        <text:list-item>
          <text:p text:style-name="P14">первичный контроллер домена - Primary Domain Controller (PDC); </text:p>
        </text:list-item>
        <text:list-item>
          <text:p text:style-name="P14">вторичный контроллер домена - BackupPrimary Domain Controller (BDC); </text:p>
        </text:list-item>
        <text:list-item>
          <text:p text:style-name="P28">сервер домена - компьютер, не выполняющий роль PDC или BDC, а работающий как файл-сервер, принт-сервер и т.п. </text:p>
        </text:list-item>
      </text:list>
      <text:p text:style-name="P23">Если вы инсталлируете первый сервер домена, то его необходимо делать первичным контроллером домена. При этом необходимо задать имя домена и указать пароль для встроенного пользователя Administrator. Этот пароль нельзя терять, по крайней мере до тех пор, пока вы не добавите к группе администраторов новых пользователей. При потере пароля единственного администратора придется заново устанавливать сервер. Первичный контроллер в домене может быть только один. </text:p>
      <text:p text:style-name="P23">Вторичный контроллер домена можно инсталлировать только после того, как в сети уже имеется первичный контроллер, так как вторичный контроллер будет его искать и не найдя не пожелает продолжать установку. </text:p>
      <text:p text:style-name="P23">Обычный сервер также можно инсталлировать только при наличии работающего первичного контроллера домена, иначе он не сможет присоединиться к домену и создать в нем учетную запись. При присоединении сервера к домену нужно обладать правами администратора домена, иначе в PDC нельзя создать новую учетную запись. </text:p>
      <text:p text:style-name="P23">Если сервер Windows NT Server был при инсталляции присоединен к какому-либо домену, то его нельзя как Windows NT Workstation, перенести в другой домен без переинсталляции - по-этому принадлежность сервера домену нужно определить до начала инсталляции. </text:p>
      <text:p text:style-name="P17">Так же невозможно сделать PDC или BDC обычным сервером домена без переинсталляции операционной системы. </text:p>
      <text:p text:style-name="P23">Роли же PDC и BDC можно изменять между компьютерами, на которых Windows NT Server инсталлирован в этих режимах, можно менять оперативно. За счет этого можно поменять компьютер, на котором работает PDC, без необходимости заново создавать базу учетной информации пользователей. <text:bookmark text:name="26"/></text:p>
      <text:h text:style-name="P32" text:outline-level="4">2.6. Установка протокола NetBEUI</text:h>
      <text:p text:style-name="P23">При установке сетевых компонент программа Setup предложит определить состав устанавливаемых сетевых протоколов. Выбор ограничивается тремя группами протоколов: </text:p>
      <text:list xml:id="list20412268" text:style-name="L28">
        <text:list-item>
          <text:p text:style-name="P15">NWlink IPX/SPX - совместимый транспорт </text:p>
        </text:list-item>
        <text:list-item>
          <text:p text:style-name="P15">TCP/IP Protocol </text:p>
        </text:list-item>
        <text:list-item>
          <text:p text:style-name="P29">NetBEUI протокол </text:p>
        </text:list-item>
      </text:list>
      <text:p text:style-name="P23"><text:soft-page-break/>Для проверки работы компьютера в сети обычно достаточно на первых порах установки протокола NetBEUI. Такой выбор имеет смысл, так как во-первых, этот протокол не имеет параметров конфигурации, а значит при его установке пользователь не имеет возможности ошибиться с номером сети или узла. Во-вторых, этот протокол является стандартным для всего семейства операционных систем Windows, поэтому с помощью него легко проверить правильность выбора драйвера сетевого адаптера и работоспособность основных сетевых компонент. При этом необходимо учитывать, что NetBIOS - немаршрутизируемый протокол, так что взаимодействие с его помощью компьютеров через маршрутизаторы невозможно. </text:p>
      <text:p text:style-name="P31">После проверки работоспособности сетевых компонент с помощью протокола NetBEUI можно будет добавить поддержку протокола NWLink или TCP/IP. </text:p>
      <text:h text:style-name="Heading_20_2" text:outline-level="2">Обеспечение жизнеспособности системы</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1" svg:font-family="'Times New Roman', sans-serif, Courier, mono"/>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4pt" style:font-size-asian="12.25pt"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footer-left>
        <text:p text:style-name="Footer"><text:page-number text:select-page="current">6</text:page-number></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7-20T01:21:04.71</dc:date>
    <meta:editing-duration>PT2H43M1S</meta:editing-duration>
    <meta:editing-cycles>6</meta:editing-cycles>
    <meta:generator>LibreOffice/3.5$Windows_x86 LibreOffice_project/165a79a-7059095-e13bb37-fef39a4-9503d18</meta:generator>
    <meta:document-statistic meta:table-count="0" meta:image-count="0" meta:object-count="0" meta:page-count="7" meta:paragraph-count="82" meta:word-count="2328" meta:character-count="14629" meta:non-whitespace-character-count="14840"/>
  </office:meta>
</office:document-meta>
</file>